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Task<text:s/>– ML</text:p>
      <text:p text:style-name="Standard"/>
      <text:p text:style-name="Standard">Prequisites: Linear Regression, Logistic Regression</text:p>
      <text:p text:style-name="Standard"/>
      <text:p text:style-name="Standard">Dataset:<text:s/><text:a xlink:href="http://archive.ics.uci.edu/ml/datasets/Iris" office:target-frame-name="_top" xlink:show="replace">http://archive.ics.uci.edu/ml/datasets/Iris</text:a></text:p>
      <text:p text:style-name="Standard"/>
      <text:p text:style-name="Standard">Task:</text:p>
      <text:p text:style-name="Standard">Download the Iris dataset from the link above. It contains 4 features per data-point (sepal and petal lengths and widths), 50 data-points for each of the 3 classes. Do not shuffle the data-points. Take first 40 data-points of each class (120 in total) as the training dataset and the remaining 30 as the test set. After division you can shuffle separately if you wish to.</text:p>
      <text:p text:style-name="Standard"/>
      <text:p text:style-name="Standard">Apply a<text:s/><text:span text:style-name="T2">Logistic regression</text:span><text:s/>classifier on this data and report your accuracy over the test dataset.</text:p>
      <text:p text:style-name="Standard">You CANNOT use any built-in library function for performing the regression. All code has to be from scratch.</text:p>
      <text:p text:style-name="Standard"/>
      <text:p text:style-name="Standard">Languages: Matlab, Octave, R, Python, C++ (that's it, none other)</text:p>
      <text:p text:style-name="Standard">(The first 3 are recommended, although it's your choice.)</text:p>
      <text:p text:style-name="Standard"/>
      <text:p text:style-name="Standard">What to submit:</text:p>
      <text:p text:style-name="Standard">Your submission has to be a zip file with the name “&lt;your_name&gt;.zip”, and it must contain the following-</text:p>
      <text:p text:style-name="Standard">1) One code<text:s/>file (please don't make multiple) – the code should compile, be moderately well commented</text:p>
      <text:p text:style-name="Standard">2) Data-set file (csv)</text:p>
      <text:p text:style-name="Standard">3)<text:s/><text:span text:style-name="T3">Report</text:span><text:s/>– in this doc, explain clearly your approach, objective functions, <text:s/>any explanations in the code, anything you could not do or could<text:s/>have done, and your result, which can be in the form of a simple percentage or a confusion matrix</text:p>
      <text:p text:style-name="Standard"/>
      <text:p text:style-name="Standard">You will be shared a drive link to which you will need to upload your zip file.</text:p>
      <text:p text:style-name="Standard"/>
      <text:p text:style-name="Standard">P.S.: All the codes you submit will be passed through<text:s/>turnitin. If don't know what it is, it's a plagiarism detection software. So please refrain from copying/sharing codes among yourselves, won't do any good.</text:p>
      <text:p text:style-name="Standard"/>
      <text:p text:style-name="Standard">P.P.S.: Any submission without a report will NOT be accepted.</text:p>
      <text:p text:style-name="Standard"/>
      <text:p text:style-name="Standard">Happy coding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Akul Agrawal</dc:creator>
    <meta:creation-date>2016-10-20T20:25:00Z</meta:creation-date>
    <dc:date>2018-03-08T11:47:00Z</dc:date>
    <meta:template xlink:href="Normal.dotm" xlink:type="simple"/>
    <meta:editing-cycles>28</meta:editing-cycles>
    <meta:editing-duration>PT2580S</meta:editing-duration>
    <meta:document-statistic meta:page-count="1" meta:paragraph-count="3" meta:word-count="261" meta:character-count="1747" meta:row-count="12" meta:non-whitespace-character-count="1489"/>
  </office:meta>
</office:document-meta>
</file>